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3944in" table:align="left" fo:background-color="transparent">
        <style:background-image/>
      </style:table-properties>
    </style:style>
    <style:style style:name="Table1.A" style:family="table-column">
      <style:table-column-properties style:column-width="0.7819in"/>
    </style:style>
    <style:style style:name="Table1.B" style:family="table-column">
      <style:table-column-properties style:column-width="2.6125in"/>
    </style:style>
    <style:style style:name="Table1.A1" style:family="table-cell">
      <style:table-cell-properties style:vertical-align="middle" fo:padding="0.0194in" fo:border="0.05pt solid #ffffff"/>
    </style:style>
    <style:style style:name="P1" style:family="paragraph" style:parent-style-name="Text_20_body" style:list-style-name="L1">
      <style:paragraph-properties fo:margin-left="0.139in" fo:margin-right="0.139in" fo:margin-top="0in" fo:margin-bottom="0in" style:line-height-at-least="0.278in" fo:text-align="start" style:justify-single-word="false" fo:text-indent="0in" style:auto-text-indent="false" fo:padding="0in" fo:border="none"/>
      <style:text-properties fo:font-variant="normal" fo:text-transform="none" fo:color="#333333" style:font-name="Helvetica Neue" fo:font-size="14pt" fo:letter-spacing="normal" fo:font-style="normal" fo:font-weight="normal"/>
    </style:style>
    <style:style style:name="P2" style:family="paragraph" style:parent-style-name="Text_20_body" style:list-style-name="L2">
      <style:paragraph-properties fo:margin-left="0.139in" fo:margin-right="0.139in" fo:margin-top="0in" fo:margin-bottom="0in" style:line-height-at-least="0.278in" fo:text-align="start" style:justify-single-word="false" fo:text-indent="0in" style:auto-text-indent="false" fo:padding="0in" fo:border="none"/>
      <style:text-properties fo:font-variant="normal" fo:text-transform="none" fo:color="#333333" style:font-name="Helvetica Neue" fo:font-size="14pt" fo:letter-spacing="normal" fo:font-style="normal" fo:font-weight="normal"/>
    </style:style>
    <style:style style:name="P3" style:family="paragraph" style:parent-style-name="Text_20_body" style:list-style-name="L3">
      <style:paragraph-properties fo:margin-left="0.139in" fo:margin-right="0.139in" fo:margin-top="0in" fo:margin-bottom="0in" style:line-height-at-least="0.278in" fo:text-align="start" style:justify-single-word="false" fo:text-indent="0in" style:auto-text-indent="false" fo:padding="0in" fo:border="none"/>
      <style:text-properties fo:font-variant="normal" fo:text-transform="none" fo:color="#333333" style:font-name="Helvetica Neue" fo:font-size="14pt" fo:letter-spacing="normal" fo:font-style="normal" fo:font-weight="normal"/>
    </style:style>
    <style:style style:name="P4" style:family="paragraph" style:parent-style-name="Text_20_body">
      <style:paragraph-properties fo:margin-left="0.139in" fo:margin-right="0.139in" fo:margin-top="0in" fo:margin-bottom="0.139in" style:line-height-at-least="0.278in" fo:text-align="start" style:justify-single-word="false" fo:text-indent="0in" style:auto-text-indent="false" fo:padding="0in" fo:border="none"/>
      <style:text-properties fo:font-variant="normal" fo:text-transform="none" fo:color="#333333" style:font-name="Helvetica Neue" fo:font-size="14pt" fo:letter-spacing="normal" fo:font-style="normal" fo:font-weight="normal"/>
    </style:style>
    <style:style style:name="P5" style:family="paragraph" style:parent-style-name="Text_20_body">
      <style:paragraph-properties fo:margin-left="0.139in" fo:margin-right="0.139in" fo:margin-top="0in" fo:margin-bottom="0.139in" style:line-height-at-least="0.278in" fo:text-align="start" style:justify-single-word="false" fo:text-indent="0in" style:auto-text-indent="false" fo:padding="0in" fo:border="none"/>
    </style:style>
    <style:style style:name="P6" style:family="paragraph" style:parent-style-name="Heading_20_2">
      <style:text-properties fo:font-variant="normal" fo:text-transform="none" fo:color="#333333" style:font-name="inherit" fo:font-size="31pt" fo:letter-spacing="normal" fo:font-style="normal" fo:font-weight="bold"/>
    </style:style>
    <style:style style:name="P7" style:family="paragraph" style:parent-style-name="Table_20_Contents">
      <style:paragraph-properties fo:margin-left="0in" fo:margin-right="0in" fo:margin-top="0in" fo:margin-bottom="0in" fo:text-align="end" style:justify-single-word="false" fo:text-indent="0in" style:auto-text-indent="false"/>
      <style:text-properties fo:font-weight="bold"/>
    </style:style>
    <style:style style:name="P8" style:family="paragraph" style:parent-style-name="Table_20_Contents">
      <style:paragraph-properties fo:margin-top="0in" fo:margin-bottom="0in"/>
    </style:style>
    <style:style style:name="T1" style:family="text">
      <style:text-properties fo:font-variant="normal" fo:text-transform="none" fo:color="#333333" style:font-name="Helvetica Neue" fo:font-size="14pt" fo:letter-spacing="normal" fo:font-style="normal" fo:font-weight="normal"/>
    </style:style>
    <style:style style:name="T2" style:family="text">
      <style:text-properties fo:font-variant="normal" fo:text-transform="none" fo:color="#333333" style:font-name="Helvetica Neue" fo:font-size="14pt" fo:letter-spacing="normal" fo:font-style="normal" fo:font-weight="bold"/>
    </style:style>
    <style:style style:name="T3" style:family="text">
      <style:text-properties fo:font-variant="normal" fo:text-transform="none" fo:color="#0088cc" style:text-line-through-style="none" style:font-name="Helvetica Neue" fo:font-size="14pt" fo:letter-spacing="normal" fo:font-style="normal" style:text-underline-style="none" fo:font-weight="normal" style:text-blinking="fals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50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50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150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Multi-Process Web Server</text:h>
      <text:section text:style-name="Sect1" text:name="intro">
        <text:p text:style-name="P4">For this assignment we will develop a multi-process web server capable of processing multiple simultaneous service requests in parallel. You should be able to demonstrate that your web server is capable of delivering web pages possibly with several objects and handle various error conditions.</text:p>
        <text:p text:style-name="P4">You need to develop the web server using sockets in C or C++.</text:p>
        <text:p text:style-name="P5"><text:span text:style-name="T1">You are going to implement version 1.0 of HTTP, as defined in </text:span><text:a xlink:type="simple" xlink:href="http://www.rfc-editor.org/rfc/rfc1945.txt" office:target-frame-name="_new" xlink:show="replace"><text:span text:style-name="T3">RFC 1945</text:span></text:a><text:span text:style-name="T1">, where separate HTTP requests are sent for different web objects. The server will be able to handle multiple simultaneous service requests in parallel. This means that the web server needs to run with multiple processes or multiple threads. In the main process, the server listens to a fixed port (specified via command line). When it receives a TCP connection request, it forks off another process or create another thread to handle the TCP connection and service the request independently. </text:span></text:p>
        <text:p text:style-name="P4">Your web server is expected to handle the following situation:</text:p>
        <text:list xml:id="list1370313494" text:style-name="L1">
          <text:list-item>
            <text:p text:style-name="P1">fetching an HTML page without any embedded objects</text:p>
          </text:list-item>
          <text:list-item>
            <text:p text:style-name="P1">fetching an HTML page with multiple objects (with common MIME types)</text:p>
          </text:list-item>
          <text:list-item>
            <text:p text:style-name="P1">handling simultaneous connections with separate processes</text:p>
          </text:list-item>
          <text:list-item>
            <text:p text:style-name="P1">returning a error page with the corresponding status code, including "403 Forbidden" (in case the server is accessing a file without proper permission), and "404 Not Found" (in case the file cannot be found). </text:p>
          </text:list-item>
        </text:list>
        <text:p text:style-name="P4">For all programming assignments, you must provide sufficiently detailed comments with your code so that someone reviewing your code may understand what you're doing without too much second guess. It'll be your loss if the instructor finds it difficult to understand your code. In the beginning of your program, always <text:soft-page-break/>put some information, including the author's name, and provide a brief description of the functions.</text:p>
        <text:p text:style-name="P4">Use a README file to list the resources you used, and describe how to compile and run your program.</text:p>
        <text:p text:style-name="P4">To help test your code, you must also provide test cases. In your README file, you should provide detailed instructions to test your code. You should give at least one test case for each of the following:</text:p>
        <text:list xml:id="list1063269636" text:style-name="L2">
          <text:list-item>
            <text:p text:style-name="P2">A client should be able to retrieve a single object from your server (an HTML, an GIF, a JPEG, and so on).</text:p>
          </text:list-item>
          <text:list-item>
            <text:p text:style-name="P2">A client should be able to retrieve an html page with multiple embedded images (again, GIF, JPEG, etc.).</text:p>
          </text:list-item>
          <text:list-item>
            <text:p text:style-name="P2">A client would try to retrieve a missing object and server would return a helpful HTML page with the 404 status.</text:p>
          </text:list-item>
          <text:list-item>
            <text:p text:style-name="P2">A client would try to retrieve an object that the server has no permission to read; the server would return a helpful HTML page with 403 status.</text:p>
          </text:list-item>
        </text:list>
        <text:p text:style-name="P5"><text:span text:style-name="Strong_20_Emphasis"><text:span text:style-name="T2">Please note that </text:span></text:span><text:span text:style-name="T2">CHEATING WILL NOT BE TOLERATED in this class. Your work needs to be your own. It cannot be joint work with another student in the class or who previously took the class. THERE WILL BE ZERO TOLERANCE FOR CHEATING. You CANNOT give or receive code to and from your fellow students. You CANNOT pull code from the internet. If you get caught in cheating, you will immediately receive an F for this course and the Academic Misconduct will be reported to the university. NO EXCEPTIONS.</text:span></text:p>
        <text:p text:style-name="P4">Please follow the directions below carefully when you're about to submit the assignment:</text:p>
        <text:list xml:id="list388293234" text:style-name="L3">
          <text:list-item>
            <text:p text:style-name="P3">You should create a separate directory where you put all your files. Assuming your name is John Smith, you shall name your directory john-smith-hw1. Of course, you need to replace that <text:soft-page-break/>with your true name. </text:p>
          </text:list-item>
          <text:list-item>
            <text:p text:style-name="P3">You must provide a Makefile with at least two targets. The default 'make' will build the executable file and 'make clean' will remove all generated files (including the object files, the executable, and all other temporary files); your submission should be a directory that only contains the source files, the Makefile, the README file, and the test cases. </text:p>
          </text:list-item>
          <text:list-item>
            <text:p text:style-name="P3">You need to archive and compress the directory by running the following command in the parent directory: "tar czvf firstname-lastname-hw1.tar.gz firstname-lastname-hw1". This will create a file named firstname-lastname-hw1.tar.gz, which you should upload to moodle.</text:p>
          </text:list-item>
        </text:list>
        <text:p text:style-name="P4">There will be no grade if your code cannot compile properly. </text:p>
        <text:p text:style-name="P4">Try test your program using a web browser. Try different kinds of browsers (IE, safari, Firefox, Chrome).</text:p>
        <text:p text:style-name="P4">Try to test your program on different platforms (Linux and Mac); we have them in the students' lab. There'll be a grade deduction if your program cannot run on one of these platforms.</text:p>
        <text:p text:style-name="P4">Please submit the homework before the deadline as stated. Late submission will incur penalties as described in the syllabus.</text:p>
      </text:section>
      <text:section text:style-name="Sect1" text:name="dates">
        <table:table table:name="Table1" table:style-name="Table1">
          <table:table-column table:style-name="Table1.A"/>
          <table:table-column table:style-name="Table1.B"/>
          <table:table-row>
            <table:table-cell table:style-name="Table1.A1" office:value-type="string">
              <text:p text:style-name="P7">Due date:</text:p>
            </table:table-cell>
            <table:table-cell table:style-name="Table1.A1" office:value-type="string">
              <text:p text:style-name="P8">Thursday, 3 October 2013, 11:55 PM</text:p>
            </table:table-cell>
          </table:table-row>
        </table:table>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inherit" svg:font-family="inherit"/>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09:36:09</meta:creation-date>
    <dc:date>2013-10-01T09:36:56</dc:date>
    <meta:editing-duration>P0D</meta:editing-duration>
    <meta:editing-cycles>1</meta:editing-cycles>
    <meta:document-statistic meta:table-count="1" meta:image-count="0" meta:object-count="0" meta:page-count="3" meta:paragraph-count="27" meta:word-count="758" meta:character-count="4515" meta:non-whitespace-character-count="3790"/>
    <meta:generator>LibreOffice/3.5$Linux_x86 LibreOffice_project/350m1$Build-2</meta:generator>
  </office:meta>
</office:document-meta>
</file>